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s://www.tindie.com/products/pinotech/soilwatch-10-soil-moisture-sensor/" office:target-frame-name="_top" xlink:show="replace"><text:span text:style-name="Hyperlink">https://www.tindie.com/products/pinotech/soilwatch-10-soil-moisture-sensor/</text:span></text:a></text:p>
      <text:p text:style-name="Normal"><text:a xlink:href="https://pino-tech.eu/soilwatch10/" office:target-frame-name="_top" xlink:show="replace"><text:span text:style-name="Hyperlink">https://pino-tech.eu/soilwatch10/</text:span></text:a></text:p>
      <text:p text:style-name="Normal">Datasheet Link:<text:s/><text:a xlink:href="https://d3s5r33r268y59.cloudfront.net/datasheets/10883/2018-01-31-21-16-54/SoilWatch%2010.pdf" office:target-frame-name="_top" xlink:show="replace"><text:span text:style-name="Hyperlink">https://d3s5r33r268y59.cloudfront.net/datasheets/10883/2018-01-31-21-16-54/SoilWatch%2010.pdf</text:span></text:a></text:p>
      <text:p text:style-name="Normal">Video Link:<text:s/><text:a xlink:href="https://www.youtube.com/watch?v=FkCWhsaiFAw" office:target-frame-name="_top" xlink:show="replace"><text:span text:style-name="Hyperlink">https://www.youtube.com/watch?v=FkCWhsaiFAw</text:span></text:a></text:p>
      <text:p text:style-name="Normal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17:38:00Z</dc:date>
    <meta:template xlink:href="Normal.dotm" xlink:type="simple"/>
    <meta:editing-cycles>13</meta:editing-cycles>
    <meta:editing-duration>PT4140S</meta:editing-duration>
    <meta:document-statistic meta:page-count="1" meta:paragraph-count="1" meta:word-count="94" meta:character-count="630" meta:row-count="4" meta:non-whitespace-character-count="537"/>
  </office:meta>
</office:document-meta>
</file>